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Mono" svg:font-family="'Liberation Mono'" style:font-family-generic="modern" style:font-pitch="fixed"/>
    <style:font-face style:name="Source Code Pro1" svg:font-family="'Source Code Pro'" style:font-family-generic="modern" style:font-pitch="fixed"/>
    <style:font-face style:name="Bauhaus 93" svg:font-family="'Bauhaus 93'" style:font-family-generic="decorative" style:font-pitch="variable"/>
    <style:font-face style:name="Liberation Sans1" svg:font-family="'Liberation Sans'" style:font-family-generic="decorative" style:font-pitch="variable"/>
    <style:font-face style:name="Liberation Mono1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="" draw:marker-start-width="0.352cm" draw:marker-end="Arrow" draw:marker-end-width="0.3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 style:list-style-name="L1">
      <style:graphic-properties draw:stroke="none" svg:stroke-width="0.035cm" svg:stroke-color="#000000" draw:marker-start="" draw:marker-start-width="0.131cm" draw:marker-start-center="false" draw:marker-end="" draw:marker-end-width="0.131cm" draw:marker-end-center="false" draw:stroke-linejoin="round" svg:stroke-linecap="round" draw:fill="solid" draw:fill-color="#ffffff" draw:textarea-horizontal-align="justify" draw:textarea-vertical-align="middle" draw:auto-grow-height="false" draw:fit-to-size="false" style:shrink-to-fit="false" fo:min-height="0.111cm" fo:min-width="4.346cm" fo:padding-top="0.102cm" fo:padding-bottom="0.102cm" fo:padding-left="0.227cm" fo:padding-right="0.227cm" fo:wrap-option="wrap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35cm" svg:stroke-color="#000000" draw:marker-start="" draw:marker-start-width="0.131cm" draw:marker-start-center="false" draw:marker-end="" draw:marker-end-width="0.131cm" draw:marker-end-center="false" draw:stroke-linejoin="round" svg:stroke-linecap="round" draw:fill="none" draw:fill-color="#ffffff" draw:textarea-horizontal-align="justify" draw:textarea-vertical-align="middle" draw:auto-grow-height="false" draw:fit-to-size="false" style:shrink-to-fit="false" fo:min-height="0.111cm" fo:min-width="4.346cm" fo:padding-top="0.102cm" fo:padding-bottom="0.102cm" fo:padding-left="0.227cm" fo:padding-right="0.227cm" fo:wrap-option="wrap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85cm" fo:min-width="2.0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85cm" fo:min-width="2.0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85cm" fo:min-width="2.0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85cm" fo:min-width="2.0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85cm" fo:min-width="2.0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85cm" fo:min-width="4.5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85cm" fo:min-width="2.0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85cm" fo:min-width="2.0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85cm" fo:min-width="2.0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85cm" fo:min-width="2.0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85cm" fo:min-width="2.0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85cm" fo:min-width="2.0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85cm" fo:min-width="2.0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7" style:family="graphic" style:parent-style-name="standard">
      <style:graphic-properties svg:stroke-width="0.035cm" svg:stroke-color="#3465a4" draw:marker-start-width="0.252cm" draw:marker-end-width="0.252cm" svg:stroke-linecap="round" draw:fill="none" draw:textarea-horizontal-align="justify" draw:textarea-vertical-align="middle" draw:auto-grow-height="false" fo:min-height="0cm" fo:min-width="0.293cm" fo:padding-top="0.142cm" fo:padding-bottom="0.142cm" fo:padding-left="0.267cm" fo:padding-right="0.267cm"/>
    </style:style>
    <style:style style:name="gr18" style:family="graphic" style:parent-style-name="standard" style:list-style-name="L1">
      <style:graphic-properties draw:stroke="solid" svg:stroke-width="0.035cm" svg:stroke-color="#000000" draw:marker-start="" draw:marker-start-width="0.131cm" draw:marker-start-center="false" draw:marker-end="" draw:marker-end-width="0.131cm" draw:marker-end-center="false" draw:stroke-linejoin="round" svg:stroke-linecap="round" draw:fill="none" draw:fill-color="#ffffff" draw:textarea-horizontal-align="justify" draw:textarea-vertical-align="middle" draw:auto-grow-height="false" draw:fit-to-size="false" style:shrink-to-fit="false" fo:min-height="0.035cm" fo:min-width="1.014cm" fo:padding-top="0.102cm" fo:padding-bottom="0.102cm" fo:padding-left="0.227cm" fo:padding-right="0.227cm" fo:wrap-option="wrap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35cm" svg:stroke-color="#000000" draw:marker-start="" draw:marker-start-width="0.131cm" draw:marker-start-center="false" draw:marker-end="" draw:marker-end-width="0.131cm" draw:marker-end-center="false" draw:stroke-linejoin="round" svg:stroke-linecap="round" draw:fill="none" draw:fill-color="#ffffff" draw:textarea-horizontal-align="justify" draw:textarea-vertical-align="middle" draw:auto-grow-height="false" draw:fit-to-size="false" style:shrink-to-fit="false" fo:min-height="0.352cm" fo:min-width="11.334cm" fo:padding-top="0.102cm" fo:padding-bottom="0.102cm" fo:padding-left="0.227cm" fo:padding-right="0.227cm" fo:wrap-option="wrap" draw:shadow="hidden" draw:shadow-offset-x="0.2cm" draw:shadow-offset-y="0.2cm" draw:shadow-color="#808080"/>
    </style:style>
    <style:style style:name="gr20" style:family="graphic" style:parent-style-name="standard">
      <style:graphic-properties svg:stroke-width="0.035cm" svg:stroke-color="#3465a4" draw:marker-start-width="0.252cm" draw:marker-end-width="0.252cm" draw:fill="none" draw:textarea-horizontal-align="justify" draw:textarea-vertical-align="middle" draw:auto-grow-height="false" fo:min-height="19.34cm" fo:min-width="25.44cm" fo:padding-top="0.142cm" fo:padding-bottom="0.142cm" fo:padding-left="0.267cm" fo:padding-right="0.267cm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608cm" fo:min-width="2.0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3.878cm" fo:min-width="2.0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38cm" fo:min-width="2.0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38cm" fo:min-width="2.0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5" style:family="graphic" style:parent-style-name="Object_20_with_20_no_20_fill_20_and_20_no_20_line">
      <style:graphic-properties draw:stroke="solid" svg:stroke-width="0.035cm" svg:stroke-color="#000000" draw:marker-start-width="0.253cm" draw:marker-end-width="0.253cm" draw:opacity="50%" draw:textarea-horizontal-align="justify" draw:textarea-vertical-align="middle" draw:auto-grow-height="false" fo:min-height="0.783cm" fo:min-width="1.955cm" fo:padding-top="0.143cm" fo:padding-bottom="0.143cm" fo:padding-left="0.268cm" fo:padding-right="0.268cm"/>
      <style:paragraph-properties style:writing-mode="lr-tb"/>
    </style:style>
    <style:style style:name="gr26" style:family="graphic" style:parent-style-name="Object_20_with_20_no_20_fill_20_and_20_no_20_line">
      <style:graphic-properties draw:stroke="none" svg:stroke-color="#000000" draw:fill="none" draw:fill-color="#ffffff" fo:min-height="1.094cm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29cm" fo:min-width="4.5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hatch" draw:fill-color="#ffffff" draw:fill-hatch-name="Red_20_90_20_Degrees_20_Crossed_20_3" draw:fill-hatch-solid="false" draw:opacity="50%" draw:textarea-horizontal-align="justify" draw:textarea-vertical-align="middle" draw:auto-grow-height="false" fo:min-height="2.29cm" fo:min-width="3.3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9.91cm" fo:min-width="3.3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0" style:family="graphic" style:parent-style-name="Arrow_20_Line">
      <style:graphic-properties svg:stroke-width="0.035cm" draw:marker-start="Circle" draw:marker-start-width="0.252cm" draw:marker-end="Arrowheads_20_2" draw:marker-end-width="0.252cm" fo:padding-top="0.017cm" fo:padding-bottom="0.017cm" fo:padding-left="0.017cm" fo:padding-right="0.017cm"/>
      <style:paragraph-properties style:writing-mode="lr-tb"/>
    </style:style>
    <style:style style:name="gr31" style:family="graphic" style:parent-style-name="objectwithoutfill">
      <style:graphic-properties draw:stroke="solid" svg:stroke-width="0.035cm" svg:stroke-color="#000000" draw:marker-start-width="0.253cm" draw:marker-end-width="0.253cm" draw:textarea-vertical-align="middle" draw:auto-grow-height="false" fo:min-height="0cm" fo:min-width="0.907cm" fo:padding-top="0.143cm" fo:padding-bottom="0.143cm" fo:padding-left="0.268cm" fo:padding-right="0.268cm" fo:wrap-option="wrap"/>
    </style:style>
    <style:style style:name="gr32" style:family="graphic" style:parent-style-name="objectwithoutfill">
      <style:graphic-properties draw:stroke="none" svg:stroke-color="#000000" draw:fill="none" draw:fill-color="#ffffff" fo:min-height="1.588cm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svg:stroke-linecap="round" draw:fill="none" draw:fill-color="#729fcf" draw:textarea-horizontal-align="justify" draw:textarea-vertical-align="middle" draw:auto-grow-height="false" fo:min-height="0cm" fo:min-width="0.894cm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none" draw:stroke-dash="Dashed_20__28_var_29__20_4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336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5" style:family="graphic" style:parent-style-name="Arrow_20_Line">
      <style:graphic-properties draw:stroke="dash" draw:stroke-dash="Double_20_Dash" svg:stroke-width="0.035cm" draw:marker-start="" draw:marker-start-width="0.252cm" draw:marker-end="Arrowheads_20_2" draw:marker-end-width="0.252cm" draw:textarea-vertical-align="top" fo:padding-top="0.017cm" fo:padding-bottom="0.017cm" fo:padding-left="0.017cm" fo:padding-right="0.017cm"/>
      <style:paragraph-properties style:writing-mode="lr-tb"/>
    </style:style>
    <style:style style:name="gr36" style:family="graphic" style:parent-style-name="Arrow_20_Line">
      <style:graphic-properties svg:stroke-width="0.035cm" draw:marker-start="Arrowheads_20_2" draw:marker-start-width="0.252cm" draw:marker-end="" draw:marker-end-width="0.252cm" draw:textarea-vertical-align="bottom" fo:padding-top="0.017cm" fo:padding-bottom="0.017cm" fo:padding-left="0.017cm" fo:padding-right="0.017cm"/>
      <style:paragraph-properties style:writing-mode="lr-tb"/>
    </style:style>
    <style:style style:name="gr37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opacity="100%" draw:textarea-horizontal-align="justify" draw:textarea-vertical-align="middle" draw:auto-grow-height="false" fo:min-height="0cm" fo:min-width="3.7cm" fo:padding-top="0.142cm" fo:padding-bottom="0.142cm" fo:padding-left="0.267cm" fo:padding-right="0.267cm"/>
    </style:style>
    <style:style style:name="gr38" style:family="graphic" style:parent-style-name="standard">
      <style:graphic-properties draw:stroke="none" draw:fill-color="#000000" draw:textarea-horizontal-align="justify" draw:textarea-vertical-align="middle" draw:auto-grow-height="false" fo:min-height="2.953cm" fo:min-width="0cm"/>
    </style:style>
    <style:style style:name="gr39" style:family="graphic" style:parent-style-name="standard" style:list-style-name="L1">
      <style:graphic-properties draw:stroke="solid" svg:stroke-width="0.035cm" svg:stroke-color="#000000" draw:marker-start="" draw:marker-start-width="0.131cm" draw:marker-start-center="false" draw:marker-end="" draw:marker-end-width="0.131cm" draw:marker-end-center="false" draw:stroke-linejoin="round" svg:stroke-linecap="round" draw:fill="none" draw:fill-color="#ffffff" draw:textarea-horizontal-align="justify" draw:textarea-vertical-align="middle" draw:auto-grow-height="false" draw:fit-to-size="false" style:shrink-to-fit="false" fo:min-height="0.115cm" fo:min-width="9.152cm" fo:padding-top="0.102cm" fo:padding-bottom="0.102cm" fo:padding-left="0.227cm" fo:padding-right="0.227cm" fo:wrap-option="wrap" draw:shadow="hidden" draw:shadow-offset-x="0.2cm" draw:shadow-offset-y="0.2cm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solid" svg:stroke-width="0.035cm" svg:stroke-color="#000000" draw:marker-start="" draw:marker-start-width="0.131cm" draw:marker-start-center="false" draw:marker-end="" draw:marker-end-width="0.131cm" draw:marker-end-center="false" draw:stroke-linejoin="round" svg:stroke-linecap="round" draw:fill="none" draw:fill-color="#ffffff" draw:textarea-horizontal-align="justify" draw:textarea-vertical-align="middle" draw:auto-grow-height="false" draw:fit-to-size="false" style:shrink-to-fit="false" fo:min-height="0.257cm" fo:min-width="8.893cm" fo:padding-top="0.102cm" fo:padding-bottom="0.102cm" fo:padding-left="0.227cm" fo:padding-right="0.227cm" fo:wrap-option="wrap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none" draw:fill-color="#729fcf" draw:textarea-horizontal-align="justify" draw:textarea-vertical-align="middle" draw:auto-grow-height="false" fo:min-height="0.158cm" fo:min-width="1.626cm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none" draw:stroke-dash="Dashed_20__28_var_29__20_4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bottom" fo:min-height="1.337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>
      <style:graphic-properties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0.039cm" fo:min-width="0.62cm" fo:padding-top="0.142cm" fo:padding-bottom="0.142cm" fo:padding-left="0.267cm" fo:padding-right="0.267cm"/>
    </style:style>
    <style:style style:name="gr44" style:family="graphic" style:parent-style-name="standard" style:list-style-name="L1">
      <style:graphic-properties draw:stroke="solid" draw:stroke-dash="Dashed_20__28_var_29__20_4" svg:stroke-width="0.081cm" svg:stroke-color="#3465a4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1.226cm" fo:min-width="3.041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81cm" svg:stroke-color="#3465a4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draw:auto-grow-height="false" fo:min-height="0.289cm" fo:min-width="3.135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Arrow_20_Line">
      <style:graphic-properties svg:stroke-width="0.035cm" draw:marker-start="" draw:marker-start-width="0.252cm" draw:marker-end="Arrowheads_20_2" draw:marker-end-width="0.252cm" draw:textarea-vertical-align="top" fo:padding-top="0.017cm" fo:padding-bottom="0.017cm" fo:padding-left="0.017cm" fo:padding-right="0.017cm"/>
      <style:paragraph-properties style:writing-mode="lr-tb"/>
    </style:style>
    <style:style style:name="gr47" style:family="graphic" style:parent-style-name="standard">
      <style:graphic-properties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0.063cm" fo:min-width="2.021cm" fo:padding-top="0.142cm" fo:padding-bottom="0.142cm" fo:padding-left="0.267cm" fo:padding-right="0.267cm"/>
    </style:style>
    <style:style style:name="gr48" style:family="graphic" style:parent-style-name="objectwithoutfill">
      <style:graphic-properties draw:stroke="none" svg:stroke-color="#000000" draw:fill="none" draw:fill-color="#ffffff" fo:min-height="1.336cm"/>
      <style:paragraph-properties style:writing-mode="lr-tb"/>
    </style:style>
    <style:style style:name="gr49" style:family="graphic" style:parent-style-name="objectwithoutfill">
      <style:graphic-properties draw:stroke="none" svg:stroke-color="#000000" draw:fill="none" draw:fill-color="#ffffff" draw:textarea-vertical-align="middle" fo:min-height="0.725cm"/>
      <style:paragraph-properties style:writing-mode="lr-tb"/>
    </style:style>
    <style:style style:name="gr50" style:family="graphic" style:parent-style-name="standard">
      <style:graphic-properties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0.146cm" fo:min-width="2.911cm" fo:padding-top="0.142cm" fo:padding-bottom="0.142cm" fo:padding-left="0.267cm" fo:padding-right="0.267cm"/>
    </style:style>
    <style:style style:name="gr51" style:family="graphic" style:parent-style-name="objectwithoutfill">
      <style:graphic-properties draw:stroke="none" svg:stroke-color="#000000" draw:fill="none" draw:fill-color="#ffffff" fo:min-height="0.53cm"/>
      <style:paragraph-properties style:writing-mode="lr-tb"/>
    </style:style>
    <style:style style:name="gr52" style:family="graphic" style:parent-style-name="objectwithoutfill">
      <style:graphic-properties draw:stroke="none" svg:stroke-color="#000000" draw:fill="none" draw:fill-color="#ffffff" fo:min-height="0.446cm"/>
      <style:paragraph-properties style:writing-mode="lr-tb"/>
    </style:style>
    <style:style style:name="gr53" style:family="graphic" style:parent-style-name="objectwithoutfill">
      <style:graphic-properties draw:stroke="none" svg:stroke-color="#000000" draw:fill="none" draw:fill-color="#ffffff" draw:textarea-vertical-align="bottom" fo:min-height="0.067cm"/>
      <style:paragraph-properties style:writing-mode="lr-tb"/>
    </style:style>
    <style:style style:name="gr54" style:family="graphic" style:parent-style-name="standard">
      <style:graphic-properties draw:stroke="none" draw:fill-color="#000000" draw:textarea-horizontal-align="justify" draw:textarea-vertical-align="middle" draw:auto-grow-height="false" fo:min-height="2.29cm" fo:min-width="0cm"/>
    </style:style>
    <style:style style:name="gr55" style:family="graphic" style:parent-style-name="standard">
      <style:graphic-properties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0.053cm" fo:min-width="0.195cm" fo:padding-top="0.142cm" fo:padding-bottom="0.142cm" fo:padding-left="0.267cm" fo:padding-right="0.267cm"/>
    </style:style>
    <style:style style:name="gr56" style:family="graphic" style:parent-style-name="objectwithoutfill">
      <style:graphic-properties draw:stroke="none" svg:stroke-color="#000000" draw:fill="none" draw:fill-color="#ffffff" draw:textarea-vertical-align="middle" fo:min-height="0.702cm"/>
      <style:paragraph-properties style:writing-mode="lr-tb"/>
    </style:style>
    <style:style style:name="gr57" style:family="graphic" style:parent-style-name="standard">
      <style:graphic-properties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0.146cm" fo:min-width="2.908cm" fo:padding-top="0.142cm" fo:padding-bottom="0.142cm" fo:padding-left="0.267cm" fo:padding-right="0.267cm"/>
    </style:style>
    <style:style style:name="gr58" style:family="graphic" style:parent-style-name="standard">
      <style:graphic-properties svg:stroke-width="0.035cm" svg:stroke-color="#000000" draw:marker-start-width="0.252cm" draw:marker-end-width="0.252cm" draw:stroke-linejoin="miter" svg:stroke-linecap="square" draw:fill="none" draw:opacity="50%" draw:textarea-horizontal-align="justify" draw:textarea-vertical-align="middle" draw:auto-grow-height="false" fo:min-height="0.146cm" fo:min-width="2.924cm" fo:padding-top="0.142cm" fo:padding-bottom="0.142cm" fo:padding-left="0.267cm" fo:padding-right="0.267cm"/>
    </style:style>
    <style:style style:name="gr59" style:family="graphic" style:parent-style-name="Arrow_20_Line">
      <style:graphic-properties svg:stroke-width="0.035cm" draw:marker-start="Arrowheads_20_2" draw:marker-start-width="0.252cm" draw:marker-end="Circle" draw:marker-end-width="0.252cm" fo:padding-top="0.017cm" fo:padding-bottom="0.017cm" fo:padding-left="0.017cm" fo:padding-right="0.017cm"/>
      <style:paragraph-properties style:writing-mode="lr-tb"/>
    </style:style>
    <style:style style:name="gr60" style:family="graphic" style:parent-style-name="standard" style:list-style-name="L1">
      <style:graphic-properties draw:stroke="none" draw:stroke-dash="Dashed_20__28_var_29__20_4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bottom" fo:min-height="1.337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38cm" fo:min-width="2.0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2" style:family="graphic" style:parent-style-name="standard">
      <style:graphic-properties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0.051cm" fo:min-width="0cm" fo:padding-top="0.142cm" fo:padding-bottom="0.142cm" fo:padding-left="0.267cm" fo:padding-right="0.267cm"/>
    </style:style>
    <style:style style:name="gr63" style:family="graphic" style:parent-style-name="standard">
      <style:graphic-properties draw:stroke="none" draw:fill-color="#000000" draw:textarea-horizontal-align="justify" draw:textarea-vertical-align="middle" draw:auto-grow-height="false" fo:min-height="2.925cm" fo:min-width="0cm"/>
    </style:style>
    <style:style style:name="gr64" style:family="graphic" style:parent-style-name="standard">
      <style:graphic-properties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0cm" fo:min-width="2.399cm" fo:padding-top="0.142cm" fo:padding-bottom="0.142cm" fo:padding-left="0.267cm" fo:padding-right="0.267cm"/>
    </style:style>
    <style:style style:name="gr65" style:family="graphic" style:parent-style-name="standard">
      <style:graphic-properties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0cm" fo:min-width="4.936cm" fo:padding-top="0.142cm" fo:padding-bottom="0.142cm" fo:padding-left="0.267cm" fo:padding-right="0.267cm"/>
    </style:style>
    <style:style style:name="gr66" style:family="graphic" style:parent-style-name="objectwithoutfill">
      <style:graphic-properties draw:stroke="none" svg:stroke-color="#000000" draw:fill="none" draw:fill-color="#ffffff" fo:min-height="0.385cm"/>
      <style:paragraph-properties style:writing-mode="lr-tb"/>
    </style:style>
    <style:style style:name="gr67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opacity="100%" draw:textarea-horizontal-align="justify" draw:textarea-vertical-align="middle" draw:auto-grow-height="false" fo:min-height="0cm" fo:min-width="1.184cm" fo:padding-top="0.142cm" fo:padding-bottom="0.142cm" fo:padding-left="0.267cm" fo:padding-right="0.267cm"/>
    </style:style>
    <style:style style:name="gr68" style:family="graphic" style:parent-style-name="standard" style:list-style-name="L1">
      <style:graphic-properties draw:stroke="solid" svg:stroke-width="0.035cm" svg:stroke-color="#000000" draw:marker-start="" draw:marker-start-width="0.131cm" draw:marker-start-center="false" draw:marker-end="" draw:marker-end-width="0.131cm" draw:marker-end-center="false" draw:stroke-linejoin="round" svg:stroke-linecap="round" draw:fill="none" draw:fill-color="#ffffff" draw:textarea-horizontal-align="justify" draw:textarea-vertical-align="middle" draw:auto-grow-height="false" draw:fit-to-size="false" style:shrink-to-fit="false" fo:min-height="0.117cm" fo:min-width="5.577cm" fo:padding-top="0.102cm" fo:padding-bottom="0.102cm" fo:padding-left="0.227cm" fo:padding-right="0.22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>
      <style:graphic-properties draw:stroke="solid" svg:stroke-width="0.035cm" svg:stroke-color="#000000" draw:marker-start-width="0.304cm" draw:marker-end="Arrowheads_20_7" draw:marker-end-width="0.404cm" svg:stroke-linecap="round" draw:fill="solid" draw:fill-color="#ffffff" draw:opacity="100%" draw:textarea-horizontal-align="center" draw:textarea-vertical-align="middle" fo:padding-top="0.159cm" fo:padding-bottom="0.159cm" fo:padding-left="0.284cm" fo:padding-right="0.284cm"/>
    </style:style>
    <style:style style:name="P1" style:family="paragraph">
      <loext:graphic-properties draw:fill="solid"/>
      <style:paragraph-properties fo:text-align="center" style:writing-mode="lr-tb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b47804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b47804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Mono" fo:font-size="10pt" fo:language="en" fo:country="GB" fo:font-style="normal" fo:text-shadow="1pt 1pt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Mono" fo:font-size="10pt" fo:language="en" fo:country="GB" fo:font-style="normal" fo:text-shadow="1pt 1pt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  <style:text-properties fo:font-weight="normal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b47804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Mono" fo:font-size="14pt" fo:language="en" fo:country="GB" fo:font-style="normal" fo:text-shadow="1pt 1pt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Mono" fo:font-size="14pt" fo:language="en" fo:country="GB" fo:font-style="normal" fo:text-shadow="1pt 1pt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opacity="50%"/>
      <style:paragraph-properties fo:margin-top="0.152cm" fo:margin-bottom="0cm" fo:text-align="center" style:writing-mode="lr-tb"/>
      <style:text-properties style:font-name="Liberation Mono" fo:font-size="14pt" fo:text-shadow="1pt 1pt" fo:font-weight="normal" style:font-size-asian="12pt" style:font-size-complex="12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Liberation Mono" fo:font-size="14pt" fo:text-shadow="1pt 1pt" fo:font-weight="normal" style:font-size-asian="12pt" style:font-weight-asian="normal" style:font-size-complex="12pt" style:font-weight-complex="normal"/>
    </style:style>
    <style:style style:name="P14" style:family="paragraph">
      <loext:graphic-properties draw:fill="hatch" draw:fill-color="#ffffff" draw:fill-hatch-name="Red_20_90_20_Degrees_20_Crossed_20_3" draw:fill-hatch-solid="false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Mono" fo:font-size="14pt" fo:language="en" fo:country="GB" fo:font-style="normal" fo:text-shadow="1pt 1pt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.356cm" fo:margin-bottom="0.203cm" fo:line-height="115%" fo:text-align="center" fo:text-indent="0cm"/>
    </style:style>
    <style:style style:name="P16" style:family="paragraph">
      <style:paragraph-properties fo:margin-left="0cm" fo:margin-right="0cm" fo:margin-top="0.356cm" fo:margin-bottom="0.203cm" fo:line-height="115%" fo:text-align="center" fo:text-indent="0cm" style:writing-mode="lr-tb"/>
      <style:text-properties style:text-outline="false" style:font-name="Source Code Pro1" fo:font-size="10pt" fo:text-shadow="1pt 1pt" style:font-size-asian="12pt" style:font-size-complex="12pt" style:text-overline-style="solid" style:text-overline-width="bold" style:text-overline-color="font-color"/>
    </style:style>
    <style:style style:name="P17" style:family="paragraph">
      <style:paragraph-properties fo:margin-left="0cm" fo:margin-right="0cm" fo:margin-top="0.356cm" fo:margin-bottom="0.203cm" fo:line-height="115%" fo:text-align="center" fo:text-indent="0cm" style:writing-mode="lr-tb"/>
      <style:text-properties style:font-name="Source Code Pro1" fo:font-size="10pt" fo:text-shadow="1pt 1pt" style:font-size-asian="12pt" style:font-size-complex="12pt" style:text-overline-style="none" style:text-overline-color="font-color"/>
    </style:style>
    <style:style style:name="P18" style:family="paragraph"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 style:writing-mode="lr-tb"/>
      <style:text-properties fo:text-transform="uppercase" style:font-name="Source Code Pro1" fo:font-size="10pt" fo:text-shadow="1pt 1pt" style:font-size-asian="12pt" style:font-size-complex="12pt"/>
    </style:style>
    <style:style style:name="P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text-transform="uppercase" style:use-window-font-color="true" style:text-outline="false" style:text-line-through-style="none" style:text-line-through-type="none" style:font-name="Source Code Pro1" fo:font-size="10pt" fo:font-style="normal" fo:text-shadow="1pt 1pt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15%" fo:text-align="center" fo:text-indent="0cm"/>
    </style:style>
    <style:style style:name="P25" style:family="paragraph">
      <style:paragraph-properties fo:margin-left="0cm" fo:margin-right="0cm" fo:margin-top="0cm" fo:margin-bottom="0cm" fo:line-height="200%" fo:text-align="center" fo:text-indent="0cm" style:writing-mode="lr-tb"/>
      <style:text-properties style:text-outline="false" style:font-name="Liberation Sans" fo:font-size="10pt" fo:text-shadow="1pt 1pt" fo:font-weight="normal" style:font-size-asian="12pt" style:font-size-complex="12pt" style:text-overline-style="none" style:text-overline-color="font-color"/>
    </style:style>
    <style:style style:name="P26" style:family="paragraph">
      <style:paragraph-properties fo:margin-left="0cm" fo:margin-right="0cm" fo:margin-top="0.102cm" fo:margin-bottom="0cm" fo:line-height="0.374cm" fo:text-align="center" fo:text-indent="0cm"/>
    </style:style>
    <style:style style:name="P27" style:family="paragraph">
      <style:paragraph-properties fo:margin-left="0cm" fo:margin-right="0cm" fo:margin-top="0.102cm" fo:margin-bottom="0cm" fo:line-height="0.374cm" fo:text-align="center" fo:text-indent="0cm" style:writing-mode="lr-tb"/>
      <style:text-properties style:text-outline="false" style:font-name="Source Code Pro1" fo:font-size="10pt" fo:text-shadow="1pt 1pt" fo:font-weight="normal" style:font-size-asian="10pt" style:font-size-complex="10pt" style:text-overline-style="none" style:text-overline-color="font-color"/>
    </style:style>
    <style:style style:name="P28" style:family="paragraph">
      <loext:graphic-properties draw:fill="solid" draw:fill-color="#ffffff" draw:opacity="100%"/>
      <style:paragraph-properties fo:text-align="center"/>
      <style:text-properties fo:font-weight="normal"/>
    </style:style>
    <style:style style:name="P29" style:family="paragraph">
      <loext:graphic-properties draw:fill-color="#000000"/>
      <style:paragraph-properties fo:text-align="center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b47804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cm" fo:margin-bottom="0cm" fo:line-height="100%" fo:text-align="end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text-transform="uppercase" style:use-window-font-color="true" style:text-outline="false" style:text-line-through-style="none" style:text-line-through-type="none" style:font-name="Source Code Pro1" fo:font-size="10pt" fo:font-style="normal" fo:text-shadow="1pt 1pt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3465a4" style:text-outline="false" style:text-line-through-style="none" style:text-line-through-type="none" style:font-name="Bauhaus 93" fo:font-size="15pt" fo:language="en" fo:country="US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3465a4" style:text-outline="false" style:text-line-through-style="none" style:text-line-through-type="none" style:font-name="Bauhaus 93" fo:font-size="15pt" fo:language="en" fo:country="US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Source Code Pro1" fo:font-size="10pt" fo:language="en" fo:country="US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Source Code Pro1" fo:font-size="10pt" fo:language="en" fo:country="US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.356cm" fo:margin-bottom="0.203cm" fo:line-height="115%" fo:text-align="center" fo:text-indent="0cm" style:writing-mode="lr-tb"/>
      <style:text-properties style:font-name="Source Code Pro1" fo:font-size="10pt" fo:text-shadow="1pt 1pt" style:font-size-asian="12pt" style:font-size-complex="12pt" style:text-overline-style="solid" style:text-overline-width="bold" style:text-overline-color="font-color"/>
    </style:style>
    <style:style style:name="P38" style:family="paragraph">
      <style:paragraph-properties fo:margin-left="0cm" fo:margin-right="0cm" fo:margin-top="0.356cm" fo:margin-bottom="0.203cm" fo:line-height="115%" fo:text-align="start" fo:text-indent="0cm" style:writing-mode="lr-tb"/>
      <style:text-properties style:text-outline="false" style:font-name="Source Code Pro1" fo:font-size="10pt" fo:text-shadow="1pt 1pt" fo:font-weight="normal" style:font-size-asian="12pt" style:font-size-complex="12pt" style:text-overline-style="none" style:text-overline-color="font-color"/>
    </style:style>
    <style:style style:name="P39" style:family="paragraph">
      <loext:graphic-properties draw:fill="none"/>
      <style:paragraph-properties fo:text-align="center"/>
      <style:text-properties fo:font-size="10pt" fo:font-weight="normal"/>
    </style:style>
    <style:style style:name="P40" style:family="paragraph">
      <loext:graphic-properties draw:fill="none" draw:fill-color="#ffffff"/>
      <style:paragraph-properties fo:text-align="center" style:writing-mode="lr-tb"/>
      <style:text-properties fo:text-transform="uppercase" style:font-name="Source Code Pro1" fo:font-size="10pt" fo:text-shadow="1pt 1pt" style:font-size-asian="12pt" style:font-size-complex="12pt" style:text-overline-style="none" style:text-overline-color="font-color"/>
    </style:style>
    <style:style style:name="P41" style:family="paragraph">
      <loext:graphic-properties draw:fill="none" draw:fill-color="#ffffff"/>
      <style:paragraph-properties fo:margin-top="0cm" fo:margin-bottom="0cm" fo:line-height="115%" fo:text-align="center" style:writing-mode="lr-tb"/>
      <style:text-properties fo:text-transform="uppercase" style:font-name="Source Code Pro1" fo:font-size="10pt" fo:text-shadow="1pt 1pt" style:font-size-asian="12pt" style:font-size-complex="12pt" style:text-overline-style="none" style:text-overline-color="font-color"/>
    </style:style>
    <style:style style:name="P42" style:family="paragraph">
      <style:paragraph-properties fo:text-align="end"/>
    </style:style>
    <style:style style:name="P43" style:family="paragraph">
      <loext:graphic-properties draw:fill="none" draw:fill-color="#ffffff"/>
      <style:paragraph-properties fo:text-align="end" style:writing-mode="lr-tb"/>
      <style:text-properties fo:text-transform="uppercase" style:font-name="Source Code Pro1" fo:font-size="10pt" fo:text-shadow="1pt 1pt" style:font-size-asian="12pt" style:font-size-complex="12pt"/>
    </style:style>
    <style:style style:name="P44" style:family="paragraph">
      <style:paragraph-properties fo:margin-left="0cm" fo:margin-right="0cm" fo:text-align="start" fo:text-indent="0cm"/>
    </style:style>
    <style:style style:name="P45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text-transform="uppercase" style:font-name="Source Code Pro1" fo:font-size="10pt" fo:text-shadow="1pt 1pt" style:font-size-asian="12pt" style:font-size-complex="12pt"/>
    </style:style>
    <style:style style:name="P46" style:family="paragraph">
      <loext:graphic-properties draw:fill="none" draw:opacity="50%"/>
      <style:paragraph-properties fo:text-align="center"/>
      <style:text-properties fo:font-size="10pt" fo:font-weight="normal"/>
    </style:style>
    <style:style style:name="P47" style:family="paragraph">
      <style:paragraph-properties fo:margin-left="0cm" fo:margin-right="0cm" fo:margin-top="0.356cm" fo:margin-bottom="0.203cm" fo:line-height="115%" fo:text-align="center" fo:text-indent="0cm" style:writing-mode="lr-tb"/>
      <style:text-properties style:text-outline="false" style:font-name="Source Code Pro1" fo:font-size="10pt" fo:text-shadow="1pt 1pt" style:font-size-asian="12pt" style:font-size-complex="12pt" style:text-overline-style="none" style:text-overline-color="font-color"/>
    </style:style>
    <style:style style:name="P48" style:family="paragraph">
      <loext:graphic-properties draw:fill="solid" draw:fill-color="#ffffff" draw:opacity="100%"/>
      <style:paragraph-properties fo:text-align="center" style:writing-mode="lr-tb"/>
      <style:text-properties fo:font-weight="normal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0pt" fo:language="en" fo:country="GB" fo:font-style="normal" fo:text-shadow="1pt 1pt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4pt" fo:language="en" fo:country="GB" fo:font-style="normal" fo:text-shadow="1pt 1pt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Mono" fo:font-size="14pt" fo:text-shadow="1pt 1pt" fo:font-weight="normal" style:font-size-asian="12pt" style:font-weight-asian="normal" style:font-size-complex="12pt" style:font-weight-complex="normal"/>
    </style:style>
    <style:style style:name="T4" style:family="text">
      <style:text-properties style:text-outline="false" style:font-name="Source Code Pro1" fo:font-size="10pt" fo:text-shadow="1pt 1pt" style:font-size-asian="12pt" style:font-size-complex="12pt" style:text-overline-style="solid" style:text-overline-width="bold" style:text-overline-color="font-color"/>
    </style:style>
    <style:style style:name="T5" style:family="text">
      <style:text-properties style:font-name="Source Code Pro1" fo:font-size="10pt" fo:text-shadow="1pt 1pt" style:font-size-asian="12pt" style:font-size-complex="12pt" style:text-overline-style="none" style:text-overline-color="font-color"/>
    </style:style>
    <style:style style:name="T6" style:family="text">
      <style:text-properties fo:text-transform="uppercase" style:font-name="Source Code Pro1" fo:font-size="10pt" fo:text-shadow="1pt 1pt" style:font-size-asian="12pt" style:font-size-complex="12pt"/>
    </style:style>
    <style:style style:name="T7" style:family="text">
      <style:text-properties fo:text-transform="uppercase" style:use-window-font-color="true" style:text-outline="false" style:text-line-through-style="none" style:text-line-through-type="none" style:font-name="Source Code Pro1" fo:font-size="10pt" fo:font-style="normal" fo:text-shadow="1pt 1pt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font-name="Source Code Pro1" fo:font-size="10pt" fo:text-shadow="1pt 1pt" fo:font-weight="normal" style:font-size-asian="12pt" style:font-size-complex="12pt" style:text-overline-style="none" style:text-overline-color="font-color"/>
    </style:style>
    <style:style style:name="T9" style:family="text">
      <style:text-properties style:text-outline="false" style:font-name="Source Code Pro1" fo:font-size="10pt" fo:text-shadow="1pt 1pt" fo:font-weight="normal" style:font-size-asian="10pt" style:font-size-complex="10pt" style:text-overline-style="none" style:text-overline-color="font-color"/>
    </style:style>
    <style:style style:name="T10" style:family="text">
      <style:text-properties fo:font-variant="normal" fo:text-transform="none" fo:color="#b47804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465a4" style:text-outline="false" style:text-line-through-style="none" style:text-line-through-type="none" style:font-name="Bauhaus 93" fo:font-size="15pt" fo:language="en" fo:country="US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Source Code Pro1" fo:font-size="8pt" fo:language="en" fo:country="US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Source Code Pro1" fo:font-size="10pt" fo:text-shadow="1pt 1pt" style:font-size-asian="12pt" style:font-size-complex="12pt" style:text-overline-style="solid" style:text-overline-width="bold" style:text-overline-color="font-color"/>
    </style:style>
    <style:style style:name="T14" style:family="text">
      <style:text-properties fo:text-transform="uppercase" style:font-name="Source Code Pro1" fo:font-size="10pt" fo:text-shadow="1pt 1pt" style:font-size-asian="12pt" style:font-size-complex="12pt" style:text-overline-style="none" style:text-overline-color="font-color"/>
    </style:style>
    <style:style style:name="T15" style:family="text">
      <style:text-properties style:text-outline="false" style:font-name="Source Code Pro1" fo:font-size="10pt" fo:text-shadow="1pt 1pt" style:font-size-asian="12pt" style:font-size-complex="12pt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4.492cm" svg:y1="8.004cm" svg:x2="4.493cm" svg:y2="4.809cm" draw:start-shape="id1" draw:start-glue-point="5" draw:end-shape="id2" draw:end-glue-point="5" svg:d="M4492 8004v-1883h1v-1312" svg:viewBox="0 0 2 3196">
          <text:p/>
        </draw:connector>
        <draw:g>
          <draw:polygon draw:style-name="gr2" draw:text-style-name="P2" draw:layer="layout" svg:width="5.08cm" svg:height="3.81cm" svg:x="2.269cm" svg:y="6.079cm" svg:viewBox="0 0 5081 3811" draw:points="5081,315 596,315 596,3373 877,3373 439,3811 0,3373 281,3373 281,0 5081,0">
            <text:p/>
          </draw:polygon>
          <draw:polygon draw:style-name="gr3" draw:text-style-name="P3" draw:layer="layout" svg:width="5.08cm" svg:height="5.105cm" svg:x="2.269cm" svg:y="4.784cm" svg:viewBox="0 0 5081 5106" draw:points="5081,1610 596,1610 596,4668 877,4668 439,5106 0,4668 281,4668 281,1295 3945,1294 3942,409 3684,407 4129,0 4577,406 4305,406 4310,1294 5081,1295">
            <text:p/>
          </draw:polygon>
        </draw:g>
        <draw:custom-shape draw:name="Process 3_0" draw:style-name="gr4" draw:text-style-name="P5" draw:layer="layout" svg:width="2.54cm" svg:height="0.635cm" svg:x="9.89cm" svg:y="4.745cm">
          <text:p text:style-name="P4"><text:span text:style-name="T1">R1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3" draw:style-name="gr5" draw:text-style-name="P5" draw:layer="layout" svg:width="2.54cm" svg:height="0.635cm" svg:x="7.35cm" svg:y="4.745cm">
          <text:p text:style-name="P4"><text:span text:style-name="T1">R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4" draw:style-name="gr6" draw:text-style-name="P5" draw:layer="layout" svg:width="2.54cm" svg:height="0.635cm" svg:x="7.35cm" svg:y="5.38cm">
          <text:p text:style-name="P4"><text:span text:style-name="T1">R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5" draw:style-name="gr7" draw:text-style-name="P5" draw:layer="layout" svg:width="2.54cm" svg:height="0.635cm" svg:x="7.35cm" svg:y="6.015cm">
          <text:p text:style-name="P4"><text:span text:style-name="T1">R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6" draw:style-name="gr8" draw:text-style-name="P5" draw:layer="layout" svg:width="2.54cm" svg:height="0.635cm" svg:x="7.35cm" svg:y="6.65cm">
          <text:p text:style-name="P4"><text:span text:style-name="T1">R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8" draw:style-name="gr9" draw:text-style-name="P5" draw:layer="layout" svg:width="5.08cm" svg:height="0.635cm" svg:x="7.35cm" svg:y="7.92cm">
          <text:p text:style-name="P4"><text:span text:style-name="T1">AUX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7" draw:style-name="gr10" draw:text-style-name="P5" draw:layer="layout" svg:width="2.54cm" svg:height="0.635cm" svg:x="7.35cm" svg:y="7.285cm">
          <text:p text:style-name="P4"><text:span text:style-name="T1">R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0" draw:style-name="gr11" draw:text-style-name="P5" draw:layer="layout" svg:width="2.54cm" svg:height="0.635cm" svg:x="7.35cm" svg:y="4.11cm">
          <text:p text:style-name="P4"><text:span text:style-name="T1">R6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4_0" draw:style-name="gr12" draw:text-style-name="P5" draw:layer="layout" svg:width="2.54cm" svg:height="0.635cm" svg:x="9.89cm" svg:y="5.38cm">
          <text:p text:style-name="P4"><text:span text:style-name="T1">R1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5_0" draw:style-name="gr13" draw:text-style-name="P5" draw:layer="layout" svg:width="2.54cm" svg:height="0.635cm" svg:x="9.89cm" svg:y="6.015cm">
          <text:p text:style-name="P4"><text:span text:style-name="T1">R1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6_0" draw:style-name="gr14" draw:text-style-name="P5" draw:layer="layout" svg:width="2.54cm" svg:height="0.635cm" svg:x="9.89cm" svg:y="6.65cm">
          <text:p text:style-name="P4"><text:span text:style-name="T1">R1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7_0" draw:style-name="gr15" draw:text-style-name="P5" draw:layer="layout" svg:width="2.54cm" svg:height="0.635cm" svg:x="9.89cm" svg:y="7.285cm">
          <text:p text:style-name="P4"><text:span text:style-name="T1">R1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0_0" draw:style-name="gr16" draw:text-style-name="P5" draw:layer="layout" svg:width="2.54cm" svg:height="0.635cm" svg:x="9.89cm" svg:y="4.11cm">
          <text:p text:style-name="P4"><text:span text:style-name="T1">R16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6" draw:layer="layout" svg:width="0.953cm" svg:height="0.429cm" svg:x="6.397cm" svg:y="7.92cm">
          <text:p/>
          <draw:enhanced-geometry svg:viewBox="0 0 21600 21600" draw:mirror-horizontal="false" draw:mirror-vertical="false" draw:text-areas="?f7 ?f0 21600 ?f2" draw:type="left-arrow" draw:modifiers="6181.1320754717 5773.5849056603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gon draw:style-name="gr18" draw:text-style-name="P7" draw:layer="layout" svg:width="0.953cm" svg:height="1.587cm" svg:x="6.396cm" svg:y="8.937cm" svg:viewBox="0 0 954 1588" draw:points="636,1588 634,435 244,429 244,572 0,287 244,0 244,144 954,144 954,1588">
          <text:p/>
        </draw:polygon>
        <draw:polygon draw:style-name="gr19" draw:text-style-name="P7" draw:layer="layout" svg:width="12.064cm" svg:height="3.751cm" svg:x="6.715cm" svg:y="10.583cm" svg:viewBox="0 0 12065 3752" draw:points="12065,2164 635,2164 636,0 646,0 647,0 647,0 647,0 647,0 647,0 645,0 612,0 477,0 342,0 309,0 307,0 307,0 307,0 307,0 307,0 308,0 318,0 317,2164 317,2482 317,3434 0,3434 481,3752 952,3434 635,3434 635,2482 12065,2482">
          <text:p/>
        </draw:polygon>
        <draw:custom-shape draw:style-name="gr20" draw:text-style-name="P8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name="Process 1" draw:style-name="gr21" draw:text-style-name="P10" draw:layer="layout" svg:width="2.54cm" svg:height="2.858cm" svg:x="16.24cm" svg:y="1.952cm">
          <text:p text:style-name="P9"><text:span text:style-name="T2">Shif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" draw:style-name="gr22" draw:text-style-name="P10" draw:layer="layout" svg:width="2.54cm" svg:height="4.128cm" svg:x="20.05cm" svg:y="1.952cm">
          <text:p text:style-name="P9"><text:span text:style-name="T2">Merge</text:span></text:p>
          <text:p text:style-name="P9"><text:span text:style-name="T2">&amp;</text:span></text:p>
          <text:p text:style-name="P9"><text:span text:style-name="T2">Latch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1" draw:style-name="gr23" draw:text-style-name="P10" draw:layer="layout" svg:width="2.54cm" svg:height="1.588cm" svg:x="15.587cm" svg:y="10.524cm">
          <text:p text:style-name="P9"><text:span text:style-name="T2">Mas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2" draw:style-name="gr24" draw:text-style-name="P10" draw:layer="layout" svg:width="2.54cm" svg:height="1.588cm" svg:x="15.587cm" svg:y="8.302cm">
          <text:p text:style-name="P9"><text:span text:style-name="T2">Right</text:span></text:p>
          <text:p text:style-name="P9"><text:span text:style-name="T2">Rotate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 xml:id="id1" draw:id="id1">
          <draw:glue-point draw:id="4" svg:x="0cm" svg:y="-3.57cm"/>
          <draw:glue-point draw:id="5" svg:x="-0.005cm" svg:y="-3.754cm" draw:escape-direction="up"/>
          <draw:custom-shape draw:style-name="gr25" draw:text-style-name="P11" draw:layer="layout" svg:width="4.445cm" svg:height="1.905cm" draw:transform="rotate (-1.5707963267949) translate (5.445cm 7.4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6" draw:text-style-name="P13" draw:layer="layout" svg:width="1.905cm" svg:height="1.344cm" svg:x="3.54cm" svg:y="8.959cm">
            <draw:text-box>
              <text:p text:style-name="P12"><text:span text:style-name="T3">ALU</text:span></text:p>
            </draw:text-box>
          </draw:frame>
        </draw:g>
        <draw:custom-shape draw:name="Process 13" draw:style-name="gr27" draw:text-style-name="P10" draw:layer="layout" svg:width="5.08cm" svg:height="2.54cm" svg:x="3.54cm" svg:y="14.335cm">
          <text:p text:style-name="P9"><text:span text:style-name="T2">P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4" draw:style-name="gr28" draw:text-style-name="P14" draw:layer="layout" svg:width="3.81cm" svg:height="2.54cm" svg:x="11.19cm" svg:y="14.335cm">
          <text:p text:style-name="P9"><text:span text:style-name="T2">Hazar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5" draw:style-name="gr29" draw:text-style-name="P10" draw:layer="layout" svg:width="3.81cm" svg:height="10.16cm" svg:x="18.78cm" svg:y="8.62cm">
          <text:p text:style-name="P9"><text:span text:style-name="T2">Decode</text:span></text:p>
          <text:p text:style-name="P9"><text:span text:style-name="T2">&amp;</text:span></text:p>
          <text:p text:style-name="P9"><text:span text:style-name="T2">Control</text:span></text:p>
          <text:p text:style-name="P9"><text:span text:style-name="T2">Logi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0" draw:text-style-name="P16" draw:layer="layout" svg:x1="14.365cm" svg:y1="19.415cm" svg:x2="14.365cm" svg:y2="16.875cm">
          <text:p text:style-name="P15"><text:span text:style-name="T4">RESET</text:span></text:p>
        </draw:line>
        <draw:line draw:style-name="gr30" draw:text-style-name="P16" draw:layer="layout" svg:x1="8.015cm" svg:y1="19.415cm" svg:x2="8.015cm" svg:y2="16.875cm">
          <text:p text:style-name="P15"><text:span text:style-name="T4">RESET</text:span></text:p>
        </draw:line>
        <draw:line draw:style-name="gr30" draw:text-style-name="P16" draw:layer="layout" svg:x1="13.095cm" svg:y1="19.415cm" svg:x2="13.095cm" svg:y2="16.875cm">
          <text:p text:style-name="P15"><text:span text:style-name="T4">HALT</text:span></text:p>
        </draw:line>
        <draw:line draw:style-name="gr30" draw:text-style-name="P17" draw:layer="layout" svg:x1="6.745cm" svg:y1="19.415cm" svg:x2="6.745cm" svg:y2="16.875cm">
          <text:p text:style-name="P15"><text:span text:style-name="T5">P MISS</text:span></text:p>
        </draw:line>
        <draw:custom-shape draw:style-name="gr31" draw:text-style-name="P18" draw:layer="layout" svg:width="1.905cm" svg:height="0.625cm" draw:transform="rotate (1.5707963267949) translate (3.85cm 14.332cm)">
          <text:p/>
          <draw:enhanced-geometry draw:mirror-vertical="true" draw:text-areas="4000 ?f1 ?f5 ?f2" draw:glue-points="0 10800 21600 10800 ?f0 0 ?f0 21600" draw:type="mso-spt100" draw:modifiers="18012.7508854782 7018.8679245283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2" draw:text-style-name="P20" draw:layer="layout" svg:width="2.54cm" svg:height="1.838cm" svg:x="4.175cm" svg:y="12.497cm">
          <draw:text-box>
            <text:p text:style-name="P19"><text:span text:style-name="T6">Internal</text:span></text:p>
            <text:p text:style-name="P19"><text:span text:style-name="T6">Control</text:span></text:p>
            <text:p text:style-name="P19"><text:span text:style-name="T6">Signals</text:span></text:p>
          </draw:text-box>
        </draw:frame>
        <draw:custom-shape draw:style-name="gr33" draw:text-style-name="P21" draw:layer="layout" svg:width="1.888cm" svg:height="0.635cm" svg:x="15.015cm" svg:y="14.335cm">
          <text:p/>
          <draw:enhanced-geometry draw:mirror-horizontal="true" draw:mirror-vertical="false" draw:text-areas="4000 ?f1 ?f5 ?f2" draw:glue-points="0 10800 21600 10800 ?f0 0 ?f0 21600" draw:type="mso-spt100" draw:modifiers="18012.7508854782 7018.8679245283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4" draw:text-style-name="P23" draw:layer="layout" svg:width="2.657cm" svg:height="1.586cm" svg:x="15.17cm" svg:y="13.084cm">
          <draw:text-box>
            <text:p text:style-name="P22"><text:span text:style-name="T7">Internal</text:span></text:p>
            <text:p text:style-name="P22"><text:span text:style-name="T7">Control Signals</text:span></text:p>
          </draw:text-box>
        </draw:frame>
        <draw:line draw:style-name="gr35" draw:text-style-name="P25" draw:layer="layout" svg:x1="15cm" svg:y1="16.557cm" svg:x2="16.875cm" svg:y2="16.557cm">
          <text:p text:style-name="P24"><text:span text:style-name="T8">HAZARD</text:span></text:p>
        </draw:line>
        <draw:line draw:style-name="gr36" draw:text-style-name="P27" draw:layer="layout" svg:x1="8.65cm" svg:y1="15.305cm" svg:x2="11.19cm" svg:y2="15.305cm">
          <text:p text:style-name="P26"><text:span text:style-name="T9">BRANCH</text:span></text:p>
          <text:p text:style-name="P26"><text:span text:style-name="T9">HAZARD</text:span></text:p>
        </draw:line>
        <draw:custom-shape draw:style-name="gr37" draw:text-style-name="P28" draw:layer="layout" svg:width="4.414cm" svg:height="0.66cm" svg:x="5.445cm" svg:y="10.225cm">
          <text:p/>
          <draw:enhanced-geometry svg:viewBox="0 0 21600 21600" draw:mirror-horizontal="false" draw:mirror-vertical="false" draw:text-areas="?f7 ?f0 21600 ?f2" draw:type="left-arrow" draw:modifiers="2108.5020242915 6241.4523449319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29" xml:id="id2" draw:id="id2" draw:layer="layout" svg:width="0.051cm" svg:height="3.203cm" draw:transform="rotate (1.5707963267949) translate (3.857cm 4.81cm)">
          <draw:glue-point draw:id="4" svg:x="-3.979cm" svg:y="3.921cm" draw:escape-direction="down"/>
          <draw:glue-point draw:id="5" svg:x="-3.015cm" svg:y="5.098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orner-top-arrow 1" draw:style-name="gr39" draw:text-style-name="P3" draw:layer="layout" svg:width="9.843cm" svg:height="1.587cm" draw:transform="rotate (-3.14159265358979) translate (26.4cm 8.302cm)">
          <text:p text:style-name="P30"><text:span text:style-name="T10"><text:s text:c="15"/></text:span></text:p>
          <draw:enhanced-geometry draw:mirror-horizontal="false" draw:mirror-vertical="false" svg:viewBox="0 0 0 0" draw:text-areas="0 ?f13 ?f11 ?f17" draw:type="ooxml-bentUpArrow" draw:modifiers="20027.3722627737 25000 21760.9489051095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range-y-maximum="50000" draw:handle-position="0 ?f13" draw:handle-range-y-minimum="0"/>
            <draw:handle draw:handle-position="?f6 0" draw:handle-range-x-maximum="50000" draw:handle-range-x-minimum="0"/>
            <draw:handle draw:handle-range-y-maximum="50000" draw:handle-position="?f10 ?f4" draw:handle-range-y-minimum="0"/>
          </draw:enhanced-geometry>
        </draw:custom-shape>
        <draw:polygon draw:style-name="gr40" draw:text-style-name="P7" draw:layer="layout" svg:width="9.525cm" svg:height="5.38cm" svg:x="5.12cm" svg:y="2.921cm" svg:viewBox="0 0 9526 5381" draw:points="0,1863 635,1863 632,331 8949,335 8949,4919 8707,4919 9116,5381 9526,4919 9284,4919 9284,0 0,0">
          <text:p/>
        </draw:polygon>
        <draw:custom-shape draw:style-name="gr41" draw:text-style-name="P21" draw:layer="layout" svg:width="2.857cm" svg:height="1.27cm" svg:x="15.918cm" svg:y="17.49cm">
          <text:p/>
          <draw:enhanced-geometry draw:mirror-horizontal="true" draw:mirror-vertical="false" draw:text-areas="4000 ?f1 ?f5 ?f2" draw:glue-points="0 10800 21600 10800 ?f0 0 ?f0 21600" draw:type="mso-spt100" draw:modifiers="15652.0643806858 7290.63729346971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42" draw:text-style-name="P32" draw:layer="layout" svg:width="2.597cm" svg:height="1.587cm" svg:x="16.24cm" svg:y="18.32cm">
          <draw:text-box>
            <text:p text:style-name="P31"><text:span text:style-name="T7">Internal</text:span></text:p>
            <text:p text:style-name="P31"><text:span text:style-name="T7">Control Signals</text:span></text:p>
          </draw:text-box>
        </draw:frame>
        <draw:custom-shape draw:style-name="gr43" draw:text-style-name="P6" draw:layer="layout" svg:width="1.27cm" svg:height="0.952cm" svg:x="18.78cm" svg:y="2.905cm">
          <text:p/>
          <draw:enhanced-geometry svg:viewBox="0 0 21600 21600" draw:mirror-horizontal="true" draw:mirror-vertical="false" draw:text-areas="?f7 ?f0 21600 ?f2" draw:type="left-arrow" draw:modifiers="9992.7616050354 7502.2035676810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44" draw:text-style-name="P34" draw:layer="layout" svg:width="3.715cm" svg:height="1.65cm" svg:x="23.178cm" svg:y="18.504cm">
            <text:p text:style-name="P33"><text:span text:style-name="T11">RIPTIDE-II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36" draw:layer="layout" svg:width="3.715cm" svg:height="0.619cm" svg:x="23.178cm" svg:y="19.948cm">
            <text:p text:style-name="P35"><text:span text:style-name="T12">Functional Diagra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30" draw:text-style-name="P37" draw:layer="layout" svg:x1="22.59cm" svg:y1="13.7cm" svg:x2="26.4cm" svg:y2="13.7cm">
          <text:p text:style-name="P15"><text:span text:style-name="T13">LB R</text:span></text:p>
        </draw:line>
        <draw:line draw:style-name="gr30" draw:text-style-name="P37" draw:layer="layout" svg:x1="22.59cm" svg:y1="14.97cm" svg:x2="26.4cm" svg:y2="14.97cm">
          <text:p text:style-name="P15"><text:span text:style-name="T13">LB W</text:span></text:p>
        </draw:line>
        <draw:line draw:style-name="gr30" draw:text-style-name="P17" draw:layer="layout" svg:x1="22.59cm" svg:y1="16.24cm" svg:x2="26.4cm" svg:y2="16.24cm">
          <text:p text:style-name="P15"><text:span text:style-name="T5">WC</text:span></text:p>
        </draw:line>
        <draw:line draw:style-name="gr30" draw:text-style-name="P17" draw:layer="layout" svg:x1="22.59cm" svg:y1="17.51cm" svg:x2="26.4cm" svg:y2="17.51cm">
          <text:p text:style-name="P15"><text:span text:style-name="T5">RC</text:span></text:p>
        </draw:line>
        <draw:line draw:style-name="gr46" draw:text-style-name="P38" draw:layer="layout" svg:x1="14.97cm" svg:y1="15.605cm" svg:x2="18.78cm" svg:y2="15.605cm">
          <text:p text:style-name="P15"><text:span text:style-name="T8">DECODER RESET</text:span></text:p>
        </draw:line>
        <draw:custom-shape draw:style-name="gr47" draw:text-style-name="P6" draw:layer="layout" svg:width="2.847cm" svg:height="0.66cm" draw:transform="rotate (1.5707963267949) translate (3.832cm 19.73cm)">
          <text:p/>
          <draw:enhanced-geometry svg:viewBox="0 0 21600 21600" draw:mirror-horizontal="false" draw:mirror-vertical="true" draw:text-areas="?f7 ?f0 21600 ?f2" draw:type="left-arrow" draw:modifiers="4239.88803358992 5130.40847201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8" draw:text-style-name="P20" draw:layer="layout" svg:width="2.022cm" svg:height="1.586cm" svg:x="1.635cm" svg:y="16.559cm">
          <draw:text-box>
            <text:p text:style-name="P19"><text:span text:style-name="T6">INST. Address A0-A15</text:span></text:p>
          </draw:text-box>
        </draw:frame>
        <draw:frame draw:style-name="gr49" draw:text-style-name="P20" draw:layer="layout" svg:width="2.54cm" svg:height="0.975cm" svg:x="7.247cm" svg:y="13.165cm">
          <draw:text-box>
            <text:p text:style-name="P19"><text:span text:style-name="T6">IR12-IR0</text:span></text:p>
          </draw:text-box>
        </draw:frame>
        <draw:custom-shape draw:style-name="gr50" draw:text-style-name="P39" draw:layer="layout" svg:width="3.795cm" svg:height="1.27cm" svg:x="22.6cm" svg:y="2.587cm">
          <text:p/>
          <draw:enhanced-geometry svg:viewBox="0 0 21600 21600" draw:mirror-horizontal="true" draw:mirror-vertical="false" draw:text-areas="?f7 ?f0 21600 ?f2" draw:type="left-arrow" draw:modifiers="5904.30220356768 7139.559286463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1" draw:text-style-name="P40" draw:layer="layout" svg:width="2.857cm" svg:height="0.78cm" svg:x="22.59cm" svg:y="2.442cm">
          <draw:text-box>
            <text:p text:style-name="P18"><text:span text:style-name="T14">Data/IO</text:span></text:p>
          </draw:text-box>
        </draw:frame>
        <draw:frame draw:style-name="gr52" draw:text-style-name="P41" draw:layer="layout" svg:width="2.857cm" svg:height="0.696cm" svg:x="22.59cm" svg:y="6.08cm">
          <draw:text-box>
            <text:p text:style-name="P18"><text:span text:style-name="T14">DATA/IO</text:span></text:p>
          </draw:text-box>
        </draw:frame>
        <draw:frame draw:style-name="gr53" draw:text-style-name="P43" draw:layer="layout" svg:width="1.271cm" svg:height="0.696cm" svg:x="3.175cm" svg:y="4.866cm">
          <draw:text-box>
            <text:p text:style-name="P42"><text:span text:style-name="T6">OVF</text:span></text:p>
          </draw:text-box>
        </draw:frame>
        <draw:custom-shape draw:style-name="gr54" draw:text-style-name="P29" draw:layer="layout" svg:width="0.051cm" svg:height="2.54cm" svg:x="6.346cm" svg:y="7.35cm">
          <draw:glue-point draw:id="4" svg:x="-4.901cm" svg:y="-4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draw:layer="layout" svg:width="0.901cm" svg:height="0.66cm" svg:x="5.445cm" svg:y="8.277cm">
          <text:p/>
          <draw:enhanced-geometry svg:viewBox="0 0 21600 21600" draw:mirror-horizontal="false" draw:mirror-vertical="false" draw:text-areas="?f7 ?f0 21600 ?f2" draw:type="left-arrow" draw:modifiers="9961.86252771619 5489.8638426626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6" draw:text-style-name="P45" draw:layer="layout" svg:width="2.54cm" svg:height="0.952cm" svg:x="7.25cm" svg:y="8.82cm">
          <draw:text-box>
            <text:p text:style-name="P44"><text:span text:style-name="T6">IR7-IR0</text:span></text:p>
          </draw:text-box>
        </draw:frame>
        <draw:custom-shape draw:style-name="gr57" draw:text-style-name="P39" draw:layer="layout" svg:width="3.793cm" svg:height="1.27cm" svg:x="22.602cm" svg:y="4.492cm">
          <text:p/>
          <draw:enhanced-geometry svg:viewBox="0 0 21600 21600" draw:mirror-horizontal="true" draw:mirror-vertical="false" draw:text-areas="?f7 ?f0 21600 ?f2" draw:type="left-arrow" draw:modifiers="5892.46178176068 7120.6923682140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1" draw:text-style-name="P40" draw:layer="layout" svg:width="2.857cm" svg:height="0.78cm" svg:x="22.59cm" svg:y="4.347cm">
          <draw:text-box>
            <text:p text:style-name="P18"><text:span text:style-name="T14">ADDR</text:span></text:p>
          </draw:text-box>
        </draw:frame>
        <draw:custom-shape draw:style-name="gr58" draw:text-style-name="P46" draw:layer="layout" svg:width="3.81cm" svg:height="1.27cm" svg:x="22.59cm" svg:y="9.89cm">
          <text:p/>
          <draw:enhanced-geometry svg:viewBox="0 0 21600 21600" draw:mirror-horizontal="false" draw:mirror-vertical="false" draw:text-areas="?f7 ?f0 21600 ?f2" draw:type="left-arrow" draw:modifiers="5904.30220356768 7139.559286463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9" draw:text-style-name="P17" draw:layer="layout" svg:x1="22.59cm" svg:y1="12.43cm" svg:x2="26.4cm" svg:y2="12.43cm">
          <text:p text:style-name="P15"><text:span text:style-name="T5">P MISS</text:span></text:p>
        </draw:line>
        <draw:frame draw:style-name="gr60" draw:text-style-name="P32" draw:layer="layout" svg:width="3.175cm" svg:height="1.587cm" svg:x="23.225cm" svg:y="8.62cm">
          <draw:text-box>
            <text:p text:style-name="P31"><text:span text:style-name="T7">Instruction DATA</text:span></text:p>
          </draw:text-box>
        </draw:frame>
        <draw:line draw:style-name="gr30" draw:text-style-name="P47" draw:layer="layout" svg:x1="11.825cm" svg:y1="19.415cm" svg:x2="11.825cm" svg:y2="16.875cm">
          <text:p text:style-name="P15"><text:span text:style-name="T15">D MISS</text:span></text:p>
        </draw:line>
        <draw:custom-shape draw:name="Process 12_0" draw:style-name="gr61" draw:text-style-name="P10" draw:layer="layout" svg:width="2.54cm" svg:height="1.588cm" svg:x="13.047cm" svg:y="8.302cm">
          <text:p text:style-name="P9"><text:span text:style-name="T2">Right</text:span></text:p>
          <text:p text:style-name="P9"><text:span text:style-name="T2">Rotate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2" draw:text-style-name="P6" draw:layer="layout" svg:width="0.625cm" svg:height="0.66cm" draw:transform="rotate (1.5707963267949) translate (16.615cm 10.525cm)">
          <text:p/>
          <draw:enhanced-geometry svg:viewBox="0 0 21600 21600" draw:mirror-horizontal="false" draw:mirror-vertical="false" draw:text-areas="?f7 ?f0 21600 ?f2" draw:type="left-arrow" draw:modifiers="13075.4716981132 5326.4750378214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3" draw:text-style-name="P29" draw:layer="layout" svg:width="0.051cm" svg:height="3.175cm" svg:x="9.839cm" svg:y="8.937cm">
          <draw:glue-point draw:id="4" svg:x="-4.901cm" svg:y="-4cm" draw:escape-direction="left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6" draw:layer="layout" svg:width="3.143cm" svg:height="0.66cm" svg:x="9.89cm" svg:y="9.23cm">
          <text:p/>
          <draw:enhanced-geometry svg:viewBox="0 0 21600 21600" draw:mirror-horizontal="false" draw:mirror-vertical="false" draw:text-areas="?f7 ?f0 21600 ?f2" draw:type="left-arrow" draw:modifiers="4230.22670025189 7091.074130105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5" draw:text-style-name="P6" draw:layer="layout" svg:width="5.685cm" svg:height="0.66cm" svg:x="9.89cm" svg:y="11.16cm">
          <text:p/>
          <draw:enhanced-geometry svg:viewBox="0 0 21600 21600" draw:mirror-horizontal="false" draw:mirror-vertical="false" draw:text-areas="?f7 ?f0 21600 ?f2" draw:type="left-arrow" draw:modifiers="2384.46466060182 7091.074130105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6" draw:text-style-name="P20" draw:layer="layout" svg:width="4.445cm" svg:height="0.696cm" svg:x="1.938cm" svg:y="19.732cm">
          <draw:text-box>
            <text:p text:style-name="P19"><text:span text:style-name="T6">INTERRUPT ADDRESS</text:span></text:p>
          </draw:text-box>
        </draw:frame>
        <draw:custom-shape draw:style-name="gr67" draw:text-style-name="P28" draw:layer="layout" svg:width="1.895cm" svg:height="0.66cm" svg:x="1.635cm" svg:y="15.922cm">
          <text:p/>
          <draw:enhanced-geometry svg:viewBox="0 0 21600 21600" draw:mirror-horizontal="false" draw:mirror-vertical="false" draw:text-areas="?f7 ?f0 21600 ?f2" draw:type="left-arrow" draw:modifiers="5967.52674638137 7123.7518910741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0" draw:text-style-name="P17" draw:layer="layout" svg:x1="5.45cm" svg:y1="19.415cm" svg:x2="5.45cm" svg:y2="16.875cm">
          <text:p text:style-name="P15"><text:span text:style-name="T5">INT. REQ.</text:span></text:p>
        </draw:line>
        <draw:custom-shape draw:name="corner-top-arrow 1_0" draw:style-name="gr68" draw:text-style-name="P3" draw:layer="layout" svg:width="6.347cm" svg:height="0.953cm" draw:transform="rotate (-1.5707963267949) translate (3.498cm 9.258cm)">
          <text:p text:style-name="P30"><text:span text:style-name="T10"><text:s text:c="15"/></text:span></text:p>
          <draw:enhanced-geometry draw:mirror-horizontal="false" draw:mirror-vertical="false" svg:viewBox="0 0 0 0" draw:text-areas="0 ?f13 ?f11 ?f17" draw:type="ooxml-bentUpArrow" draw:modifiers="33647.7987421384 50000 35324.9475890985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range-y-maximum="50000" draw:handle-position="0 ?f13" draw:handle-range-y-minimum="0"/>
            <draw:handle draw:handle-position="?f6 0" draw:handle-range-x-maximum="50000" draw:handle-range-x-minimum="0"/>
            <draw:handle draw:handle-range-y-maximum="50000" draw:handle-position="?f10 ?f4" draw:handle-range-y-minimum="0"/>
          </draw:enhanced-geometry>
        </draw:custom-shape>
        <draw:polygon draw:style-name="gr69" draw:text-style-name="P48" draw:layer="layout" svg:width="14.604cm" svg:height="8.022cm" svg:x="1.635cm" svg:y="1.867cm" svg:viewBox="0 0 14605 8023" draw:points="1905,7388 1905,8023 0,8023 0,6988 0,320 952,320 13982,317 13982,0 14605,474 13982,952 13982,635 10795,638 10477,638 8572,638 8572,1673 8890,1673 8255,2243 7620,1673 7937,1673 7937,638 317,638 317,7388">
          <text:p/>
        </draw:polygon>
        <draw:line draw:style-name="gr46" draw:text-style-name="P38" draw:layer="layout" svg:x1="8.62cm" svg:y1="15.94cm" svg:x2="11.16cm" svg:y2="15.94cm">
          <text:p text:style-name="P15"><text:span text:style-name="T8">REG_NZ</text:span></text:p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Mono" svg:font-family="'Liberation Mono'" style:font-family-generic="modern" style:font-pitch="fixed"/>
    <style:font-face style:name="Source Code Pro1" svg:font-family="'Source Code Pro'" style:font-family-generic="modern" style:font-pitch="fixed"/>
    <style:font-face style:name="Bauhaus 93" svg:font-family="'Bauhaus 93'" style:font-family-generic="decorative" style:font-pitch="variable"/>
    <style:font-face style:name="Liberation Sans1" svg:font-family="'Liberation Sans'" style:font-family-generic="decorative" style:font-pitch="variable"/>
    <style:font-face style:name="Liberation Mono1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Red_20_90_20_Degrees_20_Crossed_20_3" draw:display-name="Red 90 Degrees Crossed 3" draw:style="double" draw:color="#ef9a9a" draw:distance="0.203cm" draw:rotation="450"/>
    <draw:marker draw:name="Arrow" svg:viewBox="0 0 20 30" svg:d="M10 0l-10 30h20z"/>
    <draw:marker draw:name="Arrowheads_20_2" draw:display-name="Arrowheads 2" svg:viewBox="0 0 20 20" svg:d="M0 20l10-20 10 20z"/>
    <draw:marker draw:name="Arrowheads_20_7" draw:display-name="Arrowheads 7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 style:parent-style-name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solid" draw:fill-color="#ffffff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textarea-vertical-align="middl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textarea-horizontal-align="center" draw:textarea-vertical-align="botto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0-19T17:33:37.832000000</meta:creation-date>
    <dc:date>2022-06-25T18:39:19.301000000</dc:date>
    <meta:editing-duration>PT2H45M15S</meta:editing-duration>
    <meta:editing-cycles>46</meta:editing-cycles>
    <meta:generator>LibreOffice/6.4.6.2$Windows_X86_64 LibreOffice_project/0ce51a4fd21bff07a5c061082cc82c5ed232f115</meta:generator>
    <meta:document-statistic meta:object-count="83"/>
  </office:meta>
</office:document-meta>
</file>